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pparatus.matche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Apparatus.getGroups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Apparatus.MatchApparatus( String 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tchApparatus.group( int match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Apparatus.getGroupC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